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Preformatted_20_Text" style:list-style-name="L2"/>
    <style:style style:name="P3" style:family="paragraph" style:parent-style-name="Preformatted_20_Text" style:list-style-name="L2">
      <style:paragraph-properties fo:margin-top="0in" fo:margin-bottom="0.1965in" style:contextual-spacing="false"/>
    </style:style>
    <style:style style:name="P4" style:family="paragraph" style:parent-style-name="Preformatted_20_Text" style:list-style-name="L3"/>
    <style:style style:name="P5" style:family="paragraph" style:parent-style-name="Preformatted_20_Text" style:list-style-name="L3">
      <style:paragraph-properties fo:margin-top="0in" fo:margin-bottom="0.1965in" style:contextual-spacing="false"/>
    </style:style>
    <style:style style:name="P6" style:family="paragraph" style:parent-style-name="Preformatted_20_Text" style:list-style-name="L4"/>
    <style:style style:name="P7" style:family="paragraph" style:parent-style-name="Preformatted_20_Text" style:list-style-name="L4">
      <style:paragraph-properties fo:margin-top="0in" fo:margin-bottom="0.1965in" style:contextual-spacing="false"/>
    </style:style>
    <style:style style:name="P8" style:family="paragraph" style:parent-style-name="Preformatted_20_Text" style:list-style-name="L5"/>
    <style:style style:name="P9" style:family="paragraph" style:parent-style-name="Preformatted_20_Text" style:list-style-name="L5">
      <style:paragraph-properties fo:margin-top="0in" fo:margin-bottom="0.1965in" style:contextual-spacing="false"/>
    </style:style>
    <style:style style:name="P10" style:family="paragraph" style:parent-style-name="Text_20_body" style:list-style-name="L1">
      <style:paragraph-properties fo:margin-left="0in" fo:margin-right="0in" fo:margin-top="0in" fo:margin-bottom="0in" style:contextual-spacing="false" fo:text-indent="0in" style:auto-text-indent="false"/>
    </style:style>
    <style:style style:name="P11" style:family="paragraph" style:parent-style-name="Text_20_body" style:list-style-name="L1">
      <style:paragraph-properties fo:margin-left="0in" fo:margin-right="0in" fo:text-indent="0in" style:auto-text-indent="false"/>
    </style:style>
    <style:style style:name="P12" style:family="paragraph" style:parent-style-name="Text_20_body" style:list-style-name="L2"/>
    <style:style style:name="P13" style:family="paragraph" style:parent-style-name="Text_20_body" style:list-style-name="L2">
      <style:paragraph-properties fo:margin-left="0in" fo:margin-right="0in" fo:margin-top="0in" fo:margin-bottom="0in" style:contextual-spacing="false" fo:text-indent="0in" style:auto-text-indent="false"/>
    </style:style>
    <style:style style:name="P14" style:family="paragraph" style:parent-style-name="Text_20_body" style:list-style-name="L2">
      <style:paragraph-properties fo:margin-left="0in" fo:margin-right="0in" fo:text-indent="0in" style:auto-text-indent="false"/>
    </style:style>
    <style:style style:name="P15" style:family="paragraph" style:parent-style-name="Text_20_body" style:list-style-name="L3"/>
    <style:style style:name="P16" style:family="paragraph" style:parent-style-name="Text_20_body" style:list-style-name="L3">
      <style:paragraph-properties fo:margin-left="0in" fo:margin-right="0in" fo:text-indent="0in" style:auto-text-indent="false"/>
    </style:style>
    <style:style style:name="P17" style:family="paragraph" style:parent-style-name="Text_20_body" style:list-style-name="L3">
      <style:paragraph-properties fo:margin-left="0in" fo:margin-right="0in" fo:margin-top="0in" fo:margin-bottom="0in" style:contextual-spacing="false" fo:text-indent="0in" style:auto-text-indent="false"/>
    </style:style>
    <style:style style:name="P18" style:family="paragraph" style:parent-style-name="Text_20_body" style:list-style-name="L4"/>
    <style:style style:name="P19" style:family="paragraph" style:parent-style-name="Text_20_body" style:list-style-name="L4">
      <style:paragraph-properties fo:margin-left="0in" fo:margin-right="0in" fo:margin-top="0in" fo:margin-bottom="0in" style:contextual-spacing="false" fo:text-indent="0in" style:auto-text-indent="false"/>
    </style:style>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5"/>
    <style:style style:name="P22" style:family="paragraph" style:parent-style-name="Text_20_body" style:list-style-name="L5">
      <style:paragraph-properties fo:margin-left="0in" fo:margin-right="0in" fo:margin-top="0in" fo:margin-bottom="0in" style:contextual-spacing="false" fo:text-indent="0in" style:auto-text-indent="false"/>
    </style:style>
    <style:style style:name="P23" style:family="paragraph" style:parent-style-name="Text_20_body" style:list-style-name="L5">
      <style:paragraph-properties fo:margin-left="0in" fo:margin-right="0in" fo:text-indent="0in" style:auto-text-indent="false"/>
    </style:style>
    <style:style style:name="P24" style:family="paragraph" style:parent-style-name="Text_20_body" style:list-style-name="L6">
      <style:paragraph-properties fo:margin-left="0in" fo:margin-right="0in" fo:margin-top="0in" fo:margin-bottom="0in" style:contextual-spacing="false" fo:text-indent="0in" style:auto-text-indent="false"/>
    </style:style>
    <style:style style:name="P25" style:family="paragraph" style:parent-style-name="Text_20_body" style:list-style-name="L6">
      <style:paragraph-properties fo:margin-left="0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s50.harvard.edu/python/notes/7/#lecture-7" text:style-name="Internet_20_link" text:visited-style-name="Visited_20_Internet_20_Link">Lecture 7</text:a></text:h>
      <text:list text:style-name="L1">
        <text:list-item>
          <text:p text:style-name="P10"><text:a xlink:type="simple" xlink:href="https://cs50.harvard.edu/python/notes/7/#regular-expressions" text:style-name="Internet_20_link" text:visited-style-name="Visited_20_Internet_20_Link"><text:bookmark text:name="markdown-toc"/><text:bookmark text:name="markdown-toc-regular-expressions"/>Regular Expressions</text:a> </text:p>
        </text:list-item>
        <text:list-item>
          <text:p text:style-name="P10"><text:a xlink:type="simple" xlink:href="https://cs50.harvard.edu/python/notes/7/#case-sensitivity" text:style-name="Internet_20_link" text:visited-style-name="Visited_20_Internet_20_Link"><text:bookmark text:name="markdown-toc-case-sensitivity"/>Case Sensitivity</text:a> </text:p>
        </text:list-item>
        <text:list-item>
          <text:p text:style-name="P10"><text:a xlink:type="simple" xlink:href="https://cs50.harvard.edu/python/notes/7/#cleaning-up-user-input" text:style-name="Internet_20_link" text:visited-style-name="Visited_20_Internet_20_Link"><text:bookmark text:name="markdown-toc-cleaning-up-user-input"/>Cleaning Up User Input</text:a> </text:p>
        </text:list-item>
        <text:list-item>
          <text:p text:style-name="P10"><text:a xlink:type="simple" xlink:href="https://cs50.harvard.edu/python/notes/7/#extracting-user-input" text:style-name="Internet_20_link" text:visited-style-name="Visited_20_Internet_20_Link"><text:bookmark text:name="markdown-toc-extracting-user-input"/>Extracting User Input</text:a> </text:p>
        </text:list-item>
        <text:list-item>
          <text:p text:style-name="P11"><text:a xlink:type="simple" xlink:href="https://cs50.harvard.edu/python/notes/7/#summing-up" text:style-name="Internet_20_link" text:visited-style-name="Visited_20_Internet_20_Link"><text:bookmark text:name="markdown-toc-summing-up"/>Summing Up</text:a> </text:p>
        </text:list-item>
      </text:list>
      <text:h text:style-name="P1" text:outline-level="2"><text:a xlink:type="simple" xlink:href="https://cs50.harvard.edu/python/notes/7/#regular-expressions" text:style-name="Internet_20_link" text:visited-style-name="Visited_20_Internet_20_Link"><text:bookmark text:name="regular-expressions"/>Regular Expressions</text:a></text:h>
      <text:list text:style-name="L2">
        <text:list-item>
          <text:p text:style-name="P13">Regular expressions or “regexes” will enable us to examine patterns within our code. For example, we might want to validate that an email address is formatted correctly. Regular expressions will enable us to examine expressions in this fashion. </text:p>
        </text:list-item>
        <text:list-item>
          <text:p text:style-name="P14">To begin, type <text:span text:style-name="Source_20_Text">code validate.py</text:span> in the terminal window. Then, code as follows in the text editor: </text:p>
          <text:p text:style-name="P2"><text:span text:style-name="Source_20_Text">email = input("What's your email? ").strip()</text:span></text:p>
          <text:p text:style-name="P2"/>
          <text:p text:style-name="P2"><text:span text:style-name="Source_20_Text">if "@" in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at <text:span text:style-name="Source_20_Text">strip</text:span> will remove whitespace at the beginning or end of the input. Running this program, you will see that as long as an <text:span text:style-name="Source_20_Text">@</text:span> symbol is inputted, the program will regard the input as valid.</text:p>
        </text:list-item>
        <text:list-item>
          <text:p text:style-name="P14">You can imagine, however, that one could input <text:span text:style-name="Source_20_Text">@@</text:span> alone and the input could be regarded as valid. We could regard an email address as having at least one <text:span text:style-name="Source_20_Text">@</text:span> and a <text:span text:style-name="Source_20_Text">.</text:span> somewhere within it. Modify your code as follows: </text:p>
          <text:p text:style-name="P2"><text:span text:style-name="Source_20_Text">email = input("What's your email? ").strip()</text:span></text:p>
          <text:p text:style-name="P2"/>
          <text:p text:style-name="P2"><text:span text:style-name="Source_20_Text">if "@" in email and "." in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at while this works as expected, our user could be adversarial, typing simply <text:span text:style-name="Source_20_Text">@.</text:span> would result in the program returning <text:span text:style-name="Source_20_Text">valid</text:span>.</text:p>
        </text:list-item>
        <text:list-item>
          <text:p text:style-name="P14">We can improve the logic of our program as follows: </text:p>
          <text:p text:style-name="P2"><text:span text:style-name="Source_20_Text">email = input("What's your email? ").strip()</text:span></text:p>
          <text:p text:style-name="P2"/>
          <text:p text:style-name="P2"><text:span text:style-name="Source_20_Text">username, domain = email.split("@")</text:span></text:p>
          <text:p text:style-name="P2"/>
          <text:p text:style-name="P2"><text:span text:style-name="Source_20_Text">if username and "." in domain:</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text:soft-page-break/>Notice how the <text:span text:style-name="Source_20_Text">strip</text:span> method is used to determine if <text:span text:style-name="Source_20_Text">username</text:span> exists and if <text:span text:style-name="Source_20_Text">.</text:span> is inside the <text:span text:style-name="Source_20_Text">domain</text:span> variable. Running this program, a standard email address typed in by you could be considered <text:span text:style-name="Source_20_Text">valid</text:span>. Typing in <text:span text:style-name="Source_20_Text">malan@harvard</text:span> alone, you’ll find that the program regards this input as <text:span text:style-name="Source_20_Text">invalid</text:span>.</text:p>
        </text:list-item>
        <text:list-item>
          <text:p text:style-name="P14">We can be even more precise, modifying our code as follows: </text:p>
          <text:p text:style-name="P2"><text:span text:style-name="Source_20_Text">email = input("What's your email? ").strip()</text:span></text:p>
          <text:p text:style-name="P2"/>
          <text:p text:style-name="P2"><text:span text:style-name="Source_20_Text">username, domain = email.split("@")</text:span></text:p>
          <text:p text:style-name="P2"/>
          <text:p text:style-name="P2"><text:span text:style-name="Source_20_Text">if username and domain.endswith(".edu"):</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how the <text:span text:style-name="Source_20_Text">endswith</text:span> method will check to see if <text:span text:style-name="Source_20_Text">domain</text:span> contains <text:span text:style-name="Source_20_Text">.edu</text:span>. Still, however, a nefarious user could still break our code. For example, a user could type in <text:span text:style-name="Source_20_Text">malan@.edu</text:span> and it would be considered valid.</text:p>
        </text:list-item>
        <text:list-item>
          <text:p text:style-name="P13">Indeed, we could keep iterating upon this code ourselves. However, it turns out that Python has an existing library called <text:span text:style-name="Source_20_Text">re</text:span> that has a number of built-in functions that can validate user inputs against patterns. </text:p>
        </text:list-item>
        <text:list-item>
          <text:p text:style-name="P13">One of the most versatile functions within the library <text:span text:style-name="Source_20_Text">re</text:span> is <text:span text:style-name="Source_20_Text">search</text:span>. </text:p>
        </text:list-item>
        <text:list-item>
          <text:p text:style-name="P14">The <text:span text:style-name="Source_20_Text">search</text:span> function follows the signature <text:span text:style-name="Source_20_Text">re.search(pattern, string, flags=0)</text:span>. Following this signature, we can modify our code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is does not increase the functionality of our program at all. In fact, it is somewhat a step back.</text:p>
        </text:list-item>
        <text:list-item>
          <text:p text:style-name="P14">We can further our program’s functionality. However, we need to advance our vocabulary around <text:span text:style-name="Source_20_Text">validation</text:span>. It turns out that in the world of regular expressions there are certain symbols that allow us to identify patterns. At this point, we have only been checking for specific pieces of text like <text:span text:style-name="Source_20_Text">@</text:span>. It so happens that many special symbols can be passed to the interpreter for the purpose of engaging in validation. A non-exhaustive list of those patterns is as follows:</text:p>
          <text:p text:style-name="P2"><text:span text:style-name="Source_20_Text">. <text:s text:c="2"/>any character except a new line</text:span></text:p>
          <text:p text:style-name="P2"><text:span text:style-name="Source_20_Text">* <text:s text:c="2"/>0 or more repetitions</text:span></text:p>
          <text:p text:style-name="P2"><text:span text:style-name="Source_20_Text">+ <text:s text:c="2"/>1 or more repetitions</text:span></text:p>
          <text:p text:style-name="P2"><text:span text:style-name="Source_20_Text">? <text:s text:c="2"/>0 or 1 repetition</text:span></text:p>
          <text:p text:style-name="P2"><text:span text:style-name="Source_20_Text">{m} m repetitions</text:span></text:p>
          <text:p text:style-name="P3"><text:span text:style-name="Source_20_Text">{m,n} m-n repetitions</text:span></text:p>
        </text:list-item>
        <text:list-item>
          <text:p text:style-name="P14">Implementing this inside of our code, modify yours as follows: </text:p>
          <text:p text:style-name="P2"><text:soft-page-break/><text:span text:style-name="Source_20_Text">import re</text:span></text:p>
          <text:p text:style-name="P2"/>
          <text:p text:style-name="P2"><text:span text:style-name="Source_20_Text">email = input("What's your email? ").strip()</text:span></text:p>
          <text:p text:style-name="P2"/>
          <text:p text:style-name="P2"><text:span text:style-name="Source_20_Text">if re.search(".+@.+",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at we don’t care what the username or domain is. What we care about is the pattern. <text:span text:style-name="Source_20_Text">.+</text:span> is used to determine if anything is to the left of the email address and if anything is to the right of the email address. Running your code, typing in <text:span text:style-name="Source_20_Text">malan@</text:span>, you’ll notice that the input is regarded as <text:span text:style-name="Source_20_Text">invalid</text:span> as we would hope.</text:p>
        </text:list-item>
        <text:list-item>
          <text:p text:style-name="P14">Had we used a regular expression <text:span text:style-name="Source_20_Text">.*@.*</text:span> in our code above, you can visualize this as follows: <draw:frame draw:style-name="fr1" draw:name="Image1" text:anchor-type="as-char" svg:width="0.7874in" svg:height="0.3937in" draw:z-index="0"><draw:image xlink:href="https://cs50.harvard.edu/python/notes/7/cs50pWeek7Slide8.png" xlink:type="simple" xlink:show="embed" xlink:actuate="onLoad"/><svg:title>State Machine.</svg:title></draw:frame></text:p>
          <text:p text:style-name="P12">Notice the depiction of the <text:span text:style-name="Source_20_Text">state machine</text:span> of our regular expression. On the left, the interpreter begins evaluating the statement from left to right. Once we reach <text:span text:style-name="Source_20_Text">q1</text:span> or question 1, the interpreter reads time and time again based on the expression handed to it. Then, the state is changed looking now at <text:span text:style-name="Source_20_Text">q2</text:span> or the second question being validated. Again, the arrow indicates how the expression will be evaluated time and time again based upon our programming. Then, as depicted by the double circle, the final state of state machine is reached.</text:p>
        </text:list-item>
        <text:list-item>
          <text:p text:style-name="P14">Considering the regular expression we used in our code, <text:span text:style-name="Source_20_Text">.+@.+</text:span>, you can visualize it as follows: <draw:frame draw:style-name="fr1" draw:name="Image2" text:anchor-type="as-char" svg:width="0.7874in" svg:height="0.3937in" draw:z-index="1"><draw:image xlink:href="https://cs50.harvard.edu/python/notes/7/cs50pWeek7Slide10.png" xlink:type="simple" xlink:show="embed" xlink:actuate="onLoad"/><svg:title>State Machine.</svg:title></draw:frame></text:p>
          <text:p text:style-name="P12">Notice how <text:span text:style-name="Source_20_Text">q1</text:span> is any character provided by the user, including ‘q2’ as 1 or more repetitions of characters. This is followed by the ‘@’ symbol. Then, <text:span text:style-name="Source_20_Text">q3</text:span> looks for any character provided by the user, including <text:span text:style-name="Source_20_Text">q4</text:span> as 1 or more repetitions of characters.</text:p>
        </text:list-item>
        <text:list-item>
          <text:p text:style-name="P13">The <text:span text:style-name="Source_20_Text">re</text:span> and <text:span text:style-name="Source_20_Text">re.search</text:span> functions and ones like them look for patterns. </text:p>
        </text:list-item>
        <text:list-item>
          <text:p text:style-name="P14">Continuing our improvement of this code, we could improve our code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edu",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however, that one could type in <text:span text:style-name="Source_20_Text">malan@harvard?edu</text:span> and it could be considered valid. Why is this the case? You might recognize that in the language of validation, a <text:span text:style-name="Source_20_Text">.</text:span> means any character!</text:p>
        </text:list-item>
        <text:list-item>
          <text:p text:style-name="P14">We can modify our code as follows: </text:p>
          <text:p text:style-name="P2"><text:span text:style-name="Source_20_Text">import re</text:span></text:p>
          <text:p text:style-name="P2"/>
          <text:p text:style-name="P2"><text:soft-page-break/><text:span text:style-name="Source_20_Text">email = input("What's your email? ").strip()</text:span></text:p>
          <text:p text:style-name="P2"/>
          <text:p text:style-name="P2"><text:span text:style-name="Source_20_Text">if re.search(r".+@.+\.edu",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how we utilize the “escape character” or <text:span text:style-name="Source_20_Text">\</text:span> as a way of regarding the <text:span text:style-name="Source_20_Text">.</text:span> as part of our string instead of our validation expression. Testing your code, you will notice that <text:span text:style-name="Source_20_Text">malan@harvard.edu</text:span> is regarded as valid, where <text:span text:style-name="Source_20_Text">malan@harvard?edu</text:span> is invalid.</text:p>
        </text:list-item>
        <text:list-item>
          <text:p text:style-name="P14">Now that we’re using escape characters, it’s a good time to introduce “raw strings”. In Python, raw strings are strings that <text:span text:style-name="Emphasis">don’t</text:span> format special characters—instead, each character is taken at face-value. Imagine <text:span text:style-name="Source_20_Text">\n</text:span>, for example. We’ve seen in an earlier lecture how, in a regular string, these two characters become one: a special newline character. In a raw string, however, <text:span text:style-name="Source_20_Text">\n</text:span> is treated not as <text:span text:style-name="Source_20_Text">\n</text:span>, the special character, but as a single <text:span text:style-name="Source_20_Text">\</text:span> and a single <text:span text:style-name="Source_20_Text">n</text:span>. Placing an <text:span text:style-name="Source_20_Text">r</text:span> in front of a string tells the Python interpreter to treat the string as a raw string, similar to how placing an <text:span text:style-name="Source_20_Text">f</text:span> in front of a string tells the Python interpreter to treat the string as a format string: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r"^.+@.+\.edu$",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w we’ve ensured the Python interpreter won’t treat <text:span text:style-name="Source_20_Text">\.</text:span> as a special character. Instead, simply as a <text:span text:style-name="Source_20_Text">\</text:span> followed by a <text:span text:style-name="Source_20_Text">.</text:span>—which, in regular expression terms, means matching a literal “.”.</text:p>
        </text:list-item>
        <text:list-item>
          <text:p text:style-name="P13">You can imagine still how our users could create problems for us! For example, you could type in a sentence such as <text:span text:style-name="Source_20_Text">My email address is malan@harvard.edu.</text:span> and this whole sentence would be considered valid. We can be even more precise in our coding. </text:p>
        </text:list-item>
        <text:list-item>
          <text:p text:style-name="P14">It just so happens we have more special symbols at our disposal in validation: </text:p>
          <text:p text:style-name="P2"><text:span text:style-name="Source_20_Text">^ <text:s text:c="2"/>matches the start of the string</text:span></text:p>
          <text:p text:style-name="P3"><text:span text:style-name="Source_20_Text">$ <text:s text:c="2"/>matches the end of the string or just before the newline at the end of the string</text:span></text:p>
        </text:list-item>
        <text:list-item>
          <text:p text:style-name="P14">We can modify our code using our added vocabulary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r"^.+@.+\.edu$",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text:soft-page-break/>Notice this has the effect of looking for this exact pattern matching to the start and end of the expression being validated. Typing in a sentence such as <text:span text:style-name="Source_20_Text">My email address is malan@harvard.edu.</text:span> now is regarded as invalid.</text:p>
        </text:list-item>
        <text:list-item>
          <text:p text:style-name="P13">We propose we can do even better! Even though we are now looking for the username at the start of the string, the <text:span text:style-name="Source_20_Text">@</text:span> symbol, and the domain name at the end, we could type in as many <text:span text:style-name="Source_20_Text">@</text:span> symbols as we wish! <text:span text:style-name="Source_20_Text">malan@@@harvard.edu</text:span> is considered valid! </text:p>
        </text:list-item>
        <text:list-item>
          <text:p text:style-name="P14">We can add to our vocabulary as follows: </text:p>
          <text:p text:style-name="P2"><text:span text:style-name="Source_20_Text">[] <text:s text:c="3"/>set of characters</text:span></text:p>
          <text:p text:style-name="P3"><text:span text:style-name="Source_20_Text">[^] <text:s text:c="2"/>complementing the set</text:span></text:p>
        </text:list-item>
        <text:list-item>
          <text:p text:style-name="P14">Using these newfound abilities, we can modify our expression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r"^[^@]+@[^@]+\.edu$",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at <text:span text:style-name="Source_20_Text">^</text:span> means to match at the start of the string. All the way at the end of our expression, <text:span text:style-name="Source_20_Text">$</text:span> means to match at the end of the string. <text:span text:style-name="Source_20_Text">[^@]+</text:span> means any character except an <text:span text:style-name="Source_20_Text">@</text:span>. Then, we have a literal <text:span text:style-name="Source_20_Text">@</text:span>. <text:span text:style-name="Source_20_Text">[^@]+\.edu</text:span> means any character except an <text:span text:style-name="Source_20_Text">@</text:span> followed by an expression ending in <text:span text:style-name="Source_20_Text">.edu</text:span>. Typing in <text:span text:style-name="Source_20_Text">malan@@@harvard.edu</text:span> is now regarded as invalid.</text:p>
        </text:list-item>
        <text:list-item>
          <text:p text:style-name="P14">We can still improve this regular expression further. It turns out there are certain requirements for what an email address can be! Currently, our validation expression is far too accommodating. We might only want to allow for characters normally used in a sentence. We can modify our code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r"^[a-zA-Z0-9_]+@[a-zA-Z0-9_]+\.edu$",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at <text:span text:style-name="Source_20_Text">[a-zA-Z0-9_]</text:span> tells the validation that characters must be between <text:span text:style-name="Source_20_Text">a</text:span> and <text:span text:style-name="Source_20_Text">z</text:span>, between <text:span text:style-name="Source_20_Text">A</text:span> and <text:span text:style-name="Source_20_Text">Z</text:span>, between <text:span text:style-name="Source_20_Text">0</text:span> and <text:span text:style-name="Source_20_Text">9</text:span> and potentially include an <text:span text:style-name="Source_20_Text">_</text:span> symbol. Testing the input, you’ll find that many potential user mistakes can be indicated.</text:p>
        </text:list-item>
        <text:list-item>
          <text:p text:style-name="P14">Thankfully, common patterns have been built into regular expressions by hard-working programmers. In this case, you can modify your code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r"^\w+@\w+\.edu$", email):</text:span></text:p>
          <text:p text:style-name="P2"><text:span text:style-name="Source_20_Text"><text:s text:c="4"/>print("Valid")</text:span></text:p>
          <text:p text:style-name="P2"><text:soft-page-break/><text:span text:style-name="Source_20_Text">else:</text:span></text:p>
          <text:p text:style-name="P3"><text:span text:style-name="Source_20_Text"><text:s text:c="4"/>print("Invalid")</text:span></text:p>
          <text:p text:style-name="P12">Notice that <text:span text:style-name="Source_20_Text">\w</text:span> is the same as <text:span text:style-name="Source_20_Text">[a-zA-Z0-9_]</text:span>. Thanks, hard-working programmers!</text:p>
        </text:list-item>
        <text:list-item>
          <text:p text:style-name="P14">Here are some additional patterns we can add to our vocabulary: </text:p>
          <text:p text:style-name="P2"><text:span text:style-name="Source_20_Text">\d <text:s text:c="3"/>decimal digit</text:span></text:p>
          <text:p text:style-name="P2"><text:span text:style-name="Source_20_Text">\D <text:s text:c="3"/>not a decimal digit</text:span></text:p>
          <text:p text:style-name="P2"><text:span text:style-name="Source_20_Text">\s <text:s text:c="3"/>whitespace characters</text:span></text:p>
          <text:p text:style-name="P2"><text:span text:style-name="Source_20_Text">\S <text:s text:c="3"/>not a whitespace character</text:span></text:p>
          <text:p text:style-name="P2"><text:span text:style-name="Source_20_Text">\w <text:s text:c="3"/>word character, as well as numbers and the underscore</text:span></text:p>
          <text:p text:style-name="P3"><text:span text:style-name="Source_20_Text">\W <text:s text:c="3"/>not a word character</text:span></text:p>
        </text:list-item>
        <text:list-item>
          <text:p text:style-name="P14">Now, we know that there are not simply <text:span text:style-name="Source_20_Text">.edu</text:span> email addresses. We could modify our code as follows: </text:p>
          <text:p text:style-name="P2"><text:span text:style-name="Source_20_Text">import re</text:span></text:p>
          <text:p text:style-name="P2"/>
          <text:p text:style-name="P2"><text:span text:style-name="Source_20_Text">email = input("What's your email? ").strip()</text:span></text:p>
          <text:p text:style-name="P2"/>
          <text:p text:style-name="P2"><text:span text:style-name="Source_20_Text">if re.search(r"^\w+@\w.+\.(com|edu|gov|net|org)$", email):</text:span></text:p>
          <text:p text:style-name="P2"><text:span text:style-name="Source_20_Text"><text:s text:c="4"/>print("Valid")</text:span></text:p>
          <text:p text:style-name="P2"><text:span text:style-name="Source_20_Text">else:</text:span></text:p>
          <text:p text:style-name="P3"><text:span text:style-name="Source_20_Text"><text:s text:c="4"/>print("Invalid")</text:span></text:p>
          <text:p text:style-name="P12">Notice that the <text:span text:style-name="Source_20_Text">|</text:span> has the impact of an <text:span text:style-name="Source_20_Text">or</text:span> in our expression.</text:p>
        </text:list-item>
        <text:list-item>
          <text:p text:style-name="P14">Adding even more symbols to our vocabulary, here are some more to consider: </text:p>
          <text:p text:style-name="P2"><text:span text:style-name="Source_20_Text">A|B <text:s text:c="4"/>either A or B</text:span></text:p>
          <text:p text:style-name="P2"><text:span text:style-name="Source_20_Text">(...) <text:s text:c="2"/>a group</text:span></text:p>
          <text:p text:style-name="P3"><text:span text:style-name="Source_20_Text">(?:...) non-capturing version</text:span></text:p>
        </text:list-item>
      </text:list>
      <text:h text:style-name="P1" text:outline-level="2"><text:a xlink:type="simple" xlink:href="https://cs50.harvard.edu/python/notes/7/#case-sensitivity" text:style-name="Internet_20_link" text:visited-style-name="Visited_20_Internet_20_Link"><text:bookmark text:name="case-sensitivity"/>Case Sensitivity</text:a></text:h>
      <text:list text:style-name="L3">
        <text:list-item>
          <text:p text:style-name="P16">To illustrate how you might address issues around case sensitivity, where there is a difference between <text:span text:style-name="Source_20_Text">EDU</text:span> and <text:span text:style-name="Source_20_Text">edu</text:span> and the like, let’s rewind our code to the following: </text:p>
          <text:p text:style-name="P4"><text:span text:style-name="Source_20_Text">import re</text:span></text:p>
          <text:p text:style-name="P4"/>
          <text:p text:style-name="P4"><text:span text:style-name="Source_20_Text">email = input("What's your email? ").strip()</text:span></text:p>
          <text:p text:style-name="P4"/>
          <text:p text:style-name="P4"><text:span text:style-name="Source_20_Text">if re.search(r"^\w+@\w+\.edu$", email):</text:span></text:p>
          <text:p text:style-name="P4"><text:span text:style-name="Source_20_Text"><text:s text:c="4"/>print("Valid")</text:span></text:p>
          <text:p text:style-name="P4"><text:span text:style-name="Source_20_Text">else:</text:span></text:p>
          <text:p text:style-name="P5"><text:span text:style-name="Source_20_Text"><text:s text:c="4"/>print("Invalid")</text:span></text:p>
          <text:p text:style-name="P15">Notice how we have removed the <text:span text:style-name="Source_20_Text">|</text:span> statements provided previously.</text:p>
        </text:list-item>
        <text:list-item>
          <text:p text:style-name="P17">Recall that within the <text:span text:style-name="Source_20_Text">re.search</text:span> function, there is a parameter for <text:span text:style-name="Source_20_Text">flags</text:span>. </text:p>
        </text:list-item>
        <text:list-item>
          <text:p text:style-name="P16">Some built-in flag variables are: </text:p>
          <text:p text:style-name="P4"><text:span text:style-name="Source_20_Text">re.IGNORECASE</text:span></text:p>
          <text:p text:style-name="P4"><text:span text:style-name="Source_20_Text">re.MULTILINE</text:span></text:p>
          <text:p text:style-name="P5"><text:span text:style-name="Source_20_Text">re.DOTALL</text:span></text:p>
          <text:p text:style-name="P15">Consider how you might use these in your code.</text:p>
        </text:list-item>
        <text:list-item>
          <text:p text:style-name="P16"><text:soft-page-break/>Therefore, we can change our code as follows. </text:p>
          <text:p text:style-name="P4"><text:span text:style-name="Source_20_Text">import re</text:span></text:p>
          <text:p text:style-name="P4"/>
          <text:p text:style-name="P4"><text:span text:style-name="Source_20_Text">email = input("What's your email? ").strip()</text:span></text:p>
          <text:p text:style-name="P4"/>
          <text:p text:style-name="P4"><text:span text:style-name="Source_20_Text">if re.search(r"^\w+@\w+\.edu$", email, re.IGNORECASE):</text:span></text:p>
          <text:p text:style-name="P4"><text:span text:style-name="Source_20_Text"><text:s text:c="4"/>print("Valid")</text:span></text:p>
          <text:p text:style-name="P4"><text:span text:style-name="Source_20_Text">else:</text:span></text:p>
          <text:p text:style-name="P5"><text:span text:style-name="Source_20_Text"><text:s text:c="4"/>print("Invalid")</text:span></text:p>
          <text:p text:style-name="P15">Notice how we added a third parameter <text:span text:style-name="Source_20_Text">re.IGNORECASE</text:span>. Running this program with <text:span text:style-name="Source_20_Text">MALAN@HARVARD.EDU</text:span>, the input is now considered valid.</text:p>
        </text:list-item>
        <text:list-item>
          <text:p text:style-name="P17">Consider the following email address <text:span text:style-name="Source_20_Text">malan@cs50.harvard.edu</text:span>. Using our code above, this would be considered invalid. Why might that be? </text:p>
        </text:list-item>
        <text:list-item>
          <text:p text:style-name="P17">Since there is an additional <text:span text:style-name="Source_20_Text">.</text:span>, the program considers this invalid. </text:p>
        </text:list-item>
        <text:list-item>
          <text:p text:style-name="P16">It turns out that we can, looking at our vocabulary from before, we can group together ideas. </text:p>
          <text:p text:style-name="P4"><text:span text:style-name="Source_20_Text">A|B <text:s text:c="4"/>either A or B</text:span></text:p>
          <text:p text:style-name="P4"><text:span text:style-name="Source_20_Text">(...) <text:s text:c="2"/>a group</text:span></text:p>
          <text:p text:style-name="P5"><text:span text:style-name="Source_20_Text">(?:...) non-capturing version</text:span></text:p>
        </text:list-item>
        <text:list-item>
          <text:p text:style-name="P16">We can modify our code as follows: </text:p>
          <text:p text:style-name="P4"><text:span text:style-name="Source_20_Text">import re</text:span></text:p>
          <text:p text:style-name="P4"/>
          <text:p text:style-name="P4"><text:span text:style-name="Source_20_Text">email = input("What's your email? ").strip()</text:span></text:p>
          <text:p text:style-name="P4"/>
          <text:p text:style-name="P4"><text:span text:style-name="Source_20_Text">if re.search(r"^\w+@(\w+\.)?\w+\.edu$", email, re.IGNORECASE):</text:span></text:p>
          <text:p text:style-name="P4"><text:span text:style-name="Source_20_Text"><text:s text:c="4"/>print("Valid")</text:span></text:p>
          <text:p text:style-name="P4"><text:span text:style-name="Source_20_Text">else:</text:span></text:p>
          <text:p text:style-name="P5"><text:span text:style-name="Source_20_Text"><text:s text:c="4"/>print("Invalid")</text:span></text:p>
          <text:p text:style-name="P15">Notice how the <text:span text:style-name="Source_20_Text">(\w+\.)?</text:span> communicates to the interpreter that this new expression can be there once or not at all. Hence, both <text:span text:style-name="Source_20_Text">malan@cs50.harvard.edu</text:span> and <text:span text:style-name="Source_20_Text">malan@harvard.edu</text:span> are considered valid.</text:p>
        </text:list-item>
        <text:list-item>
          <text:p text:style-name="P16">Interestingly enough, the edits we have done so far to our code do not fully encompass all the checking that could be done to ensure a valid email address. Indeed, here is the full expression that one would have to type to ensure that a valid email is inputted:</text:p>
          <text:p text:style-name="P5"><text:span text:style-name="Source_20_Text">^[a-zA-Z0-9.!#$%&amp;'*+\/=?^_`{|}~-]+@[a-zA-Z0-9](?:[a-zA-Z0-9-]{0,61}[a-zA-Z0-9])?(?:\.[a-zA-Z0-9](?:[a-zA-Z0-9-]{0,61}[a-zA-Z0-9])?)*$</text:span></text:p>
        </text:list-item>
        <text:list-item>
          <text:p text:style-name="P16">There are other functions within the <text:span text:style-name="Source_20_Text">re</text:span> library you might find useful. <text:span text:style-name="Source_20_Text">re.match</text:span> and <text:span text:style-name="Source_20_Text">re.fullmatch</text:span> are ones you might find exceedingly useful.</text:p>
        </text:list-item>
        <text:list-item>
          <text:p text:style-name="P16">You can learn more in Python’s documentation of <text:a xlink:type="simple" xlink:href="https://docs.python.org/3/library/re.html" text:style-name="Internet_20_link" text:visited-style-name="Visited_20_Internet_20_Link">re</text:a>. </text:p>
        </text:list-item>
      </text:list>
      <text:h text:style-name="P1" text:outline-level="2"><text:a xlink:type="simple" xlink:href="https://cs50.harvard.edu/python/notes/7/#cleaning-up-user-input" text:style-name="Internet_20_link" text:visited-style-name="Visited_20_Internet_20_Link"><text:bookmark text:name="cleaning-up-user-input"/>Cleaning Up User Input</text:a></text:h>
      <text:list text:style-name="L4">
        <text:list-item>
          <text:p text:style-name="P19">You should never expect your users to always follow your hopes for clean input. Indeed, users will often violate your intentions as a programmer. </text:p>
        </text:list-item>
        <text:list-item>
          <text:p text:style-name="P19">There are ways to clean up your data. </text:p>
        </text:list-item>
        <text:list-item>
          <text:p text:style-name="P20"><text:soft-page-break/>In the terminal window, type <text:span text:style-name="Source_20_Text">code format.py</text:span>. Then, in the text-editor, code as follows: </text:p>
          <text:p text:style-name="P6"><text:span text:style-name="Source_20_Text">name = input("What's your name? ").strip()</text:span></text:p>
          <text:p text:style-name="P7"><text:span text:style-name="Source_20_Text">print(f"hello, {name}")</text:span></text:p>
          <text:p text:style-name="P18">Notice that we have created, essentially, a “hello world” program. Running this program and typing in <text:span text:style-name="Source_20_Text">David</text:span>, it works well! However, typing in <text:span text:style-name="Source_20_Text">Malan, David</text:span> notice how the program does not function as intended. How could we modify our program to clean up this input?</text:p>
        </text:list-item>
        <text:list-item>
          <text:p text:style-name="P20">Modify your code as follows. </text:p>
          <text:p text:style-name="P6"><text:span text:style-name="Source_20_Text">name = input("What's your name? ").strip()</text:span></text:p>
          <text:p text:style-name="P6"><text:span text:style-name="Source_20_Text">if "," in name:</text:span></text:p>
          <text:p text:style-name="P6"><text:span text:style-name="Source_20_Text"><text:s text:c="4"/>last, first = name.split(", ")</text:span></text:p>
          <text:p text:style-name="P6"><text:span text:style-name="Source_20_Text"><text:s text:c="4"/>name = f"{first} {last}"</text:span></text:p>
          <text:p text:style-name="P7"><text:span text:style-name="Source_20_Text">print(f"hello, {name}")</text:span></text:p>
          <text:p text:style-name="P18">Notice how <text:span text:style-name="Source_20_Text">last, first = name.split(", ")</text:span> is run if there is a <text:span text:style-name="Source_20_Text">,</text:span> in the name. Then, the name is standardized as first and last. Running our code, typing in <text:span text:style-name="Source_20_Text">Malan, David</text:span>, you can see how this program does clean up at least one scenario where a user types in something unexpected.</text:p>
        </text:list-item>
        <text:list-item>
          <text:p text:style-name="P20">You might notice that typing in <text:span text:style-name="Source_20_Text">Malan,David</text:span> with no space causes the interpreter to throw an error. Since we now know some regular expression syntax, let’s apply that to our code: </text:p>
          <text:p text:style-name="P6"><text:span text:style-name="Source_20_Text">import re</text:span></text:p>
          <text:p text:style-name="P6"/>
          <text:p text:style-name="P6"><text:span text:style-name="Source_20_Text">name = input("What's your name? ").strip()</text:span></text:p>
          <text:p text:style-name="P6"><text:span text:style-name="Source_20_Text">matches = re.search(r"^(.+), (.+)$", name)</text:span></text:p>
          <text:p text:style-name="P6"><text:span text:style-name="Source_20_Text">if matches:</text:span></text:p>
          <text:p text:style-name="P6"><text:span text:style-name="Source_20_Text"><text:s text:c="4"/>last, first = matches.groups()</text:span></text:p>
          <text:p text:style-name="P6"><text:span text:style-name="Source_20_Text"><text:s text:c="4"/>name = first + " " + last</text:span></text:p>
          <text:p text:style-name="P7"><text:span text:style-name="Source_20_Text">print(f"hello, {name}")</text:span></text:p>
          <text:p text:style-name="P18">Notice that <text:span text:style-name="Source_20_Text">re.search</text:span> can return a set of matches that are extracted from the user’s input. If matches are returned by <text:span text:style-name="Source_20_Text">re.search</text:span>. Running this program, typing in <text:span text:style-name="Source_20_Text">David Malan</text:span> notice how the <text:span text:style-name="Source_20_Text">if</text:span> condition is not run and the name is returned. If you run the program by typing <text:span text:style-name="Source_20_Text">Malan, David</text:span>, the name is also returned properly.</text:p>
        </text:list-item>
        <text:list-item>
          <text:p text:style-name="P20">It just so happens that we can request specific groups back using <text:span text:style-name="Source_20_Text">matches.group</text:span>. We can modify our code as follows: </text:p>
          <text:p text:style-name="P6"><text:span text:style-name="Source_20_Text">import re</text:span></text:p>
          <text:p text:style-name="P6"/>
          <text:p text:style-name="P6"><text:span text:style-name="Source_20_Text">name = input("What's your name? ").strip()</text:span></text:p>
          <text:p text:style-name="P6"><text:span text:style-name="Source_20_Text">matches = re.search(r"^(.+), (.+)$", name)</text:span></text:p>
          <text:p text:style-name="P6"><text:span text:style-name="Source_20_Text">if matches:</text:span></text:p>
          <text:p text:style-name="P6"><text:span text:style-name="Source_20_Text"><text:s text:c="4"/>name = matches.group(2) + " " + matches.group(1)</text:span></text:p>
          <text:p text:style-name="P7"><text:span text:style-name="Source_20_Text">print(f"hello, {name}")</text:span></text:p>
          <text:p text:style-name="P18">Notice how, in this implementation, <text:span text:style-name="Source_20_Text">group</text:span> is not plural (there is no <text:span text:style-name="Source_20_Text">s</text:span>).</text:p>
        </text:list-item>
        <text:list-item>
          <text:p text:style-name="P20">Our code can be further tightened as follows: </text:p>
          <text:p text:style-name="P6"><text:span text:style-name="Source_20_Text">import re</text:span></text:p>
          <text:p text:style-name="P6"><text:soft-page-break/></text:p>
          <text:p text:style-name="P6"><text:span text:style-name="Source_20_Text">name = input("What's your name? ").strip()</text:span></text:p>
          <text:p text:style-name="P6"><text:span text:style-name="Source_20_Text">matches = re.search(r"^(.+), (.+)$", name)</text:span></text:p>
          <text:p text:style-name="P6"><text:span text:style-name="Source_20_Text">if matches:</text:span></text:p>
          <text:p text:style-name="P6"><text:span text:style-name="Source_20_Text"><text:s text:c="4"/>name = matches.group(2) + " " + matches.group(1)</text:span></text:p>
          <text:p text:style-name="P7"><text:span text:style-name="Source_20_Text">print(f"hello, {name}")</text:span></text:p>
          <text:p text:style-name="P18">Notice how <text:span text:style-name="Source_20_Text">group(2)</text:span> and <text:span text:style-name="Source_20_Text">group(1)</text:span> are concatenated together with a space. The first group is that which is left of the comma. The second group is that which is right of the comma.</text:p>
        </text:list-item>
        <text:list-item>
          <text:p text:style-name="P20">Recognize still that typing in <text:span text:style-name="Source_20_Text">Malan,David</text:span> with no space will still break our code. Therefore, we can make the following modification: </text:p>
          <text:p text:style-name="P6"><text:span text:style-name="Source_20_Text">import re</text:span></text:p>
          <text:p text:style-name="P6"/>
          <text:p text:style-name="P6"><text:span text:style-name="Source_20_Text">name = input("What's your name? ").strip()</text:span></text:p>
          <text:p text:style-name="P6"><text:span text:style-name="Source_20_Text">matches = re.search(r"^(.+), *(.+)$", name)</text:span></text:p>
          <text:p text:style-name="P6"><text:span text:style-name="Source_20_Text">if matches:</text:span></text:p>
          <text:p text:style-name="P6"><text:span text:style-name="Source_20_Text"><text:s text:c="4"/>name = matches.group(2) + " " + matches.group(1)</text:span></text:p>
          <text:p text:style-name="P7"><text:span text:style-name="Source_20_Text">print(f"hello, {name}")</text:span></text:p>
          <text:p text:style-name="P18">Notice the addition of the <text:span text:style-name="Source_20_Text">*</text:span> in our validation statement. This code will now accept and properly process <text:span text:style-name="Source_20_Text">Malan,David</text:span>. Further, it will properly handle ` David,Malan<text:span text:style-name="Source_20_Text"> with many spaces in front of </text:span>David`.</text:p>
        </text:list-item>
        <text:list-item>
          <text:p text:style-name="P20">It is very common to utilize <text:span text:style-name="Source_20_Text">re.search</text:span> as we have in the previous examples, where <text:span text:style-name="Source_20_Text">matches</text:span> is on a line of code after. However, we can combine these statements: </text:p>
          <text:p text:style-name="P6"><text:span text:style-name="Source_20_Text">import re</text:span></text:p>
          <text:p text:style-name="P6"/>
          <text:p text:style-name="P6"><text:span text:style-name="Source_20_Text">name = input("What's your name? ").strip()</text:span></text:p>
          <text:p text:style-name="P6"><text:span text:style-name="Source_20_Text">if matches := re.search(r"^(.+), *(.+)$", name):</text:span></text:p>
          <text:p text:style-name="P6"><text:span text:style-name="Source_20_Text"><text:s text:c="4"/>name = matches.group(2) + " " + matches.group(1)</text:span></text:p>
          <text:p text:style-name="P7"><text:span text:style-name="Source_20_Text">print(f"hello, {name}")</text:span></text:p>
          <text:p text:style-name="P18">Notice how we combine two lines of our code. The walrus <text:span text:style-name="Source_20_Text">:=</text:span> operator assigns a value from right to left and allows us to ask a boolean question at the same time. Turn your head sideways and you’ll see why this is called a walrus operator.</text:p>
        </text:list-item>
        <text:list-item>
          <text:p text:style-name="P20">You can learn more in Python’s documentation of <text:a xlink:type="simple" xlink:href="https://docs.python.org/3/library/re.html" text:style-name="Internet_20_link" text:visited-style-name="Visited_20_Internet_20_Link">re</text:a>. </text:p>
        </text:list-item>
      </text:list>
      <text:h text:style-name="P1" text:outline-level="2"><text:a xlink:type="simple" xlink:href="https://cs50.harvard.edu/python/notes/7/#extracting-user-input" text:style-name="Internet_20_link" text:visited-style-name="Visited_20_Internet_20_Link"><text:bookmark text:name="extracting-user-input"/>Extracting User Input</text:a></text:h>
      <text:list text:style-name="L5">
        <text:list-item>
          <text:p text:style-name="P22">So far, we have validated the user’s input and cleaned up the user’s input. </text:p>
        </text:list-item>
        <text:list-item>
          <text:p text:style-name="P23">Now, let’s extract some specific information from user input. In the terminal window, type <text:span text:style-name="Source_20_Text">code twitter.py</text:span> and code as follows in the text editor window: </text:p>
          <text:p text:style-name="P8"><text:span text:style-name="Source_20_Text">url = input("URL: ").strip()</text:span></text:p>
          <text:p text:style-name="P9"><text:span text:style-name="Source_20_Text">print(url)</text:span></text:p>
          <text:p text:style-name="P21">Notice that if we type in <text:span text:style-name="Source_20_Text">https://twitter.com/davidjmalan</text:span>, it shows exactly what the user typed. However, how would we be able to extract just the username and ignore the rest of the URL?</text:p>
        </text:list-item>
        <text:list-item>
          <text:p text:style-name="P23"><text:soft-page-break/>You can imagine how we would simply be able to get rid of the beginning of the standard Twitter URL. We can attempt this as follows: </text:p>
          <text:p text:style-name="P8"><text:span text:style-name="Source_20_Text">url = input("URL: ").strip()</text:span></text:p>
          <text:p text:style-name="P8"/>
          <text:p text:style-name="P8"><text:span text:style-name="Source_20_Text">username = url.replace("https://twitter.com/", "")</text:span></text:p>
          <text:p text:style-name="P9"><text:span text:style-name="Source_20_Text">print(f"Username: {username}")</text:span></text:p>
          <text:p text:style-name="P21">Notice how the <text:span text:style-name="Source_20_Text">replace</text:span> method allows us to find one item and replace it with another. In this case, we are finding part of the URL and replacing it with nothing. Typing in the full URL <text:span text:style-name="Source_20_Text">https://twitter.com/davidjmalan</text:span>, the program effectively outputs the username. However, what are some shortcomings of this current program?</text:p>
        </text:list-item>
        <text:list-item>
          <text:p text:style-name="P23">What if the user simply typed <text:span text:style-name="Source_20_Text">twitter.com</text:span> instead of including the <text:span text:style-name="Source_20_Text">https://</text:span> and the like? You can imagine many scenarios where the user may input or neglect to input parts of the URL that would create strange output by this program. To improve this program, we can code as follows: </text:p>
          <text:p text:style-name="P8"><text:span text:style-name="Source_20_Text">url = input("URL: ").strip()</text:span></text:p>
          <text:p text:style-name="P8"/>
          <text:p text:style-name="P8"><text:span text:style-name="Source_20_Text">username = url.removeprefix("https://twitter.com/")</text:span></text:p>
          <text:p text:style-name="P9"><text:span text:style-name="Source_20_Text">print(f"Username: {username}")</text:span></text:p>
          <text:p text:style-name="P21">Notice how we utilize the <text:span text:style-name="Source_20_Text">removeprefix</text:span> method. This method will remove the beginning of a string.</text:p>
        </text:list-item>
        <text:list-item>
          <text:p text:style-name="P22">Regular expressions simply allow us to succinctly express the patterns and goals. </text:p>
        </text:list-item>
        <text:list-item>
          <text:p text:style-name="P22">Within the <text:span text:style-name="Source_20_Text">re</text:span> library, there is a method called <text:span text:style-name="Source_20_Text">sub</text:span>. This method allows us to substitute a pattern with something else. </text:p>
        </text:list-item>
        <text:list-item>
          <text:p text:style-name="P23">The signature of the <text:span text:style-name="Source_20_Text">sub</text:span> method is as follows </text:p>
          <text:p text:style-name="P9"><text:span text:style-name="Source_20_Text">re.sub(pattern, repl, string, count=0, flags=0)</text:span></text:p>
          <text:p text:style-name="P21">Notice how <text:span text:style-name="Source_20_Text">pattern</text:span> refers to the regular expression we are looking for. Then, there is a <text:span text:style-name="Source_20_Text">repl</text:span> string that we can replace the pattern with. Finally, there is the <text:span text:style-name="Source_20_Text">string</text:span> that we want to do the substitution on.</text:p>
        </text:list-item>
        <text:list-item>
          <text:p text:style-name="P23">Implementing this method in our code, we can modify our program as follows: </text:p>
          <text:p text:style-name="P8"><text:span text:style-name="Source_20_Text">import re</text:span></text:p>
          <text:p text:style-name="P8"/>
          <text:p text:style-name="P8"><text:span text:style-name="Source_20_Text">url = input("URL: ").strip()</text:span></text:p>
          <text:p text:style-name="P8"/>
          <text:p text:style-name="P8"><text:span text:style-name="Source_20_Text">username = re.sub(r"https://twitter.com/", "", url)</text:span></text:p>
          <text:p text:style-name="P9"><text:span text:style-name="Source_20_Text">print(f"Username: {username}")</text:span></text:p>
          <text:p text:style-name="P21">Notice how executing this program and inputting <text:span text:style-name="Source_20_Text">https://twitter.com/davidjmalan</text:span> produces the correct outcome. However, there are some problems still present in our code.</text:p>
        </text:list-item>
        <text:list-item>
          <text:p text:style-name="P23">The protocol, subdomain, and the possibility that the user inputted any part of the URL after the username are all reasons that this code is still not ideal. We can further address these shortcomings as follows: </text:p>
          <text:p text:style-name="P8"><text:span text:style-name="Source_20_Text">import re</text:span></text:p>
          <text:p text:style-name="P8"><text:soft-page-break/></text:p>
          <text:p text:style-name="P8"><text:span text:style-name="Source_20_Text">url = input("URL: ").strip()</text:span></text:p>
          <text:p text:style-name="P8"/>
          <text:p text:style-name="P8"><text:span text:style-name="Source_20_Text">username = re.sub(r"^(https?://)?(www\.)?twitter\.com/", "", url)</text:span></text:p>
          <text:p text:style-name="P9"><text:span text:style-name="Source_20_Text">print(f"Username: {username}")</text:span></text:p>
          <text:p text:style-name="P21">Notice how the <text:span text:style-name="Source_20_Text">^</text:span> caret was added to the url. Notice also how the <text:span text:style-name="Source_20_Text">.</text:span> could be interpreted improperly by the interpreter. Therefore, we escape it using a <text:span text:style-name="Source_20_Text">\</text:span> to make it <text:span text:style-name="Source_20_Text">\.</text:span> For the purpose of tolerating both <text:span text:style-name="Source_20_Text">http</text:span> and <text:span text:style-name="Source_20_Text">https</text:span>, we add a <text:span text:style-name="Source_20_Text">?</text:span> to the end of <text:span text:style-name="Source_20_Text">https?</text:span>, making the <text:span text:style-name="Source_20_Text">s</text:span> optional. Further, to accommodate <text:span text:style-name="Source_20_Text">www</text:span> we add <text:span text:style-name="Source_20_Text">(www\.)?</text:span> to our code. Finally, just in case the user decides to leave out the protocol altogether, the <text:span text:style-name="Source_20_Text">http://</text:span> or <text:span text:style-name="Source_20_Text">https://</text:span> is made optional using <text:span text:style-name="Source_20_Text">(https?://)</text:span>.</text:p>
        </text:list-item>
        <text:list-item>
          <text:p text:style-name="P22">Still, we are blindly expecting that what the user inputted a url that, indeed, has a username. </text:p>
        </text:list-item>
        <text:list-item>
          <text:p text:style-name="P23">Using our knowledge of <text:span text:style-name="Source_20_Text">re.search</text:span>, we can further improve our code. </text:p>
          <text:p text:style-name="P8"><text:span text:style-name="Source_20_Text">import re</text:span></text:p>
          <text:p text:style-name="P8"/>
          <text:p text:style-name="P8"><text:span text:style-name="Source_20_Text">url = input("URL: ").strip()</text:span></text:p>
          <text:p text:style-name="P8"/>
          <text:p text:style-name="P8"><text:span text:style-name="Source_20_Text">matches = re.search(r"^https?://(www\.)?twitter\.com/(.+)$", url, re.IGNORECASE)</text:span></text:p>
          <text:p text:style-name="P8"><text:span text:style-name="Source_20_Text">if matches:</text:span></text:p>
          <text:p text:style-name="P9"><text:span text:style-name="Source_20_Text"><text:s text:c="4"/>print(f"Username:", matches.group(2))</text:span></text:p>
          <text:p text:style-name="P21">Notice how we are searching for the regular expression above in the string provided by the user. In particular, we are capturing that which appears at the end of the URL using <text:span text:style-name="Source_20_Text">(.+)$</text:span> regular expression. Therefore, if the user fails to input a URL without a username, no input will be presented.</text:p>
        </text:list-item>
        <text:list-item>
          <text:p text:style-name="P23">Even further tightening up our program, we can utilize our <text:span text:style-name="Source_20_Text">:=</text:span> operator as follows: </text:p>
          <text:p text:style-name="P8"><text:span text:style-name="Source_20_Text">import re</text:span></text:p>
          <text:p text:style-name="P8"/>
          <text:p text:style-name="P8"><text:span text:style-name="Source_20_Text">url = input("URL: ").strip()</text:span></text:p>
          <text:p text:style-name="P8"/>
          <text:p text:style-name="P8"><text:span text:style-name="Source_20_Text">if matches := re.search(r"^https?://(?:www\.)?twitter\.com/(.+)$", url, re.IGNORECASE):</text:span></text:p>
          <text:p text:style-name="P9"><text:span text:style-name="Source_20_Text"><text:s text:c="4"/>print(f"Username:", matches.group(1))</text:span></text:p>
          <text:p text:style-name="P21">Notice that the <text:span text:style-name="Source_20_Text">?:</text:span> tells the interpreter it does not have to capture what is in that spot in our regular expression.</text:p>
        </text:list-item>
        <text:list-item>
          <text:p text:style-name="P23">Still, we can be more explicit to ensure that the username inputted is correct. Using Twitter’s documentation, we can add the following to our regular expression: </text:p>
          <text:p text:style-name="P8"><text:span text:style-name="Source_20_Text">import re</text:span></text:p>
          <text:p text:style-name="P8"/>
          <text:p text:style-name="P8"><text:span text:style-name="Source_20_Text">url = input("URL: ").strip()</text:span></text:p>
          <text:p text:style-name="P8"/>
          <text:p text:style-name="P8"><text:span text:style-name="Source_20_Text">if matches := re.search(r"^https?://(?:www\.)?twitter\.com/([a-z0-9_]+)", url, re.IGNORECASE):</text:span></text:p>
          <text:p text:style-name="P9"><text:span text:style-name="Source_20_Text"><text:s text:c="4"/>print(f"Username:", matches.group(1))</text:span></text:p>
          <text:p text:style-name="P21">Notice that the <text:span text:style-name="Source_20_Text">[a-z0-9_]+</text:span> tells the interpreter to only expect <text:span text:style-name="Source_20_Text">a-z</text:span>, <text:span text:style-name="Source_20_Text">0-9</text:span>, and <text:span text:style-name="Source_20_Text">_</text:span> as part of the regular expression. The <text:span text:style-name="Source_20_Text">+</text:span> indicates that we are expecting one or more characters.</text:p>
        </text:list-item>
        <text:list-item>
          <text:p text:style-name="P23"><text:soft-page-break/>You can learn more in Python’s documentation of <text:a xlink:type="simple" xlink:href="https://docs.python.org/3/library/re.html" text:style-name="Internet_20_link" text:visited-style-name="Visited_20_Internet_20_Link">re</text:a>. </text:p>
        </text:list-item>
      </text:list>
      <text:h text:style-name="P1" text:outline-level="2"><text:a xlink:type="simple" xlink:href="https://cs50.harvard.edu/python/notes/7/#summing-up" text:style-name="Internet_20_link" text:visited-style-name="Visited_20_Internet_20_Link"><text:bookmark text:name="summing-up"/>Summing Up</text:a></text:h>
      <text:p text:style-name="Text_20_body">Now, you’ve learned a whole new language of regular expressions that can be utilized to validate, clean up, and extract user input.</text:p>
      <text:list text:style-name="L6">
        <text:list-item>
          <text:p text:style-name="P24">Regular Expressions </text:p>
        </text:list-item>
        <text:list-item>
          <text:p text:style-name="P24">Case Sensitivity </text:p>
        </text:list-item>
        <text:list-item>
          <text:p text:style-name="P24">Cleaning Up User Input </text:p>
        </text:list-item>
        <text:list-item>
          <text:p text:style-name="P25">Extracting User Input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8T14:12:28.959203761</meta:creation-date>
    <dc:date>2025-07-18T14:13:28.779349018</dc:date>
    <meta:editing-duration>PT1M1S</meta:editing-duration>
    <meta:editing-cycles>1</meta:editing-cycles>
    <meta:document-statistic meta:table-count="0" meta:image-count="2" meta:object-count="0" meta:page-count="12" meta:paragraph-count="356" meta:word-count="3721" meta:character-count="21566" meta:non-whitespace-character-count="18208"/>
    <meta:generator>LibreOffice/24.2.7.2$Linux_X86_64 LibreOffice_project/420$Build-2</meta:generator>
  </office:meta>
</office:document-meta>
</file>